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80BFE8712ED31F2.jpg" manifest:media-type="image/jpeg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text-indent="0cm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text-position="super 58%" style:font-name="Segoe UI Semibold1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254cm">
          <draw:text-box>
            <text:p text:style-name="P1"><text:span text:style-name="T1">EPISTLE</text:span></text:p>
            <text:p text:style-name="P1"><text:span text:style-name="T2">Romans 10:8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5.654cm" svg:height="5.334cm" svg:x="1.27cm" svg:y="0.254cm">
          <draw:text-box>
            <text:p text:style-name="P4"><text:span text:style-name="T3">8</text:span><text:span text:style-name="T4">But what does it say? “The word is near you, in your mouth and in your heart” (that is, the word of faith that we proclaim)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5" draw:layer="layout" svg:width="25.654cm" svg:height="4.826cm" svg:x="1.27cm" svg:y="0.254cm">
          <draw:text-box>
            <text:p text:style-name="P4"><text:span text:style-name="T3">9</text:span><text:span text:style-name="T4">because, if you confess with your mouth that Jesus is Lord and believe in your heart that God raised him from the dead, you will be saved. 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 presentation:presentation-page-layout-name="AL1T0">
        <draw:frame draw:style-name="gr5" draw:text-style-name="P5" draw:layer="layout" svg:width="25.654cm" svg:height="7.766cm" svg:x="1.27cm" svg:y="0.254cm">
          <draw:text-box>
            <text:p text:style-name="P4"><text:span text:style-name="T3">10</text:span><text:span text:style-name="T4">For with the heart one believes and is justified, and with the mouth one confesses and is saved. </text:span><text:span text:style-name="T3">11</text:span><text:span text:style-name="T4">For the Scripture says, “Everyone who believes in him will not be put to sha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Default" presentation:presentation-page-layout-name="AL1T0">
        <draw:frame draw:style-name="gr4" draw:text-style-name="P7" draw:layer="layout" svg:width="25.654cm" svg:height="6.263cm" svg:x="1.27cm" svg:y="0.254cm">
          <draw:text-box>
            <text:p text:style-name="P6"><text:span text:style-name="T4"><text:s/></text:span><text:span text:style-name="T3">12</text:span><text:span text:style-name="T4">For there is no distinction between Jew and Greek;</text:span><text:span text:style-name="T5"> the same Lord is Lord of all, bestowing his riches on all who call on him. </text:span><text:span text:style-name="T6">13</text:span><text:span text:style-name="T5">For “everyone who calls on the name of the Lord will be sav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C80BFE8712ED31F2.jpg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itmap_20_5" draw:display-name="Bitmap 5" xlink:href="Pictures/100000000000042200000253C80BFE8712ED31F2.jpg" xlink:type="simple" xlink:show="embed" xlink:actuate="onLoad"/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0:16:24.973000000</meta:creation-date>
    <dc:date>2019-03-07T15:52:24.500000000</dc:date>
    <meta:editing-duration>PT14M44S</meta:editing-duration>
    <meta:editing-cycles>6</meta:editing-cycles>
    <meta:generator>LibreOffice/6.1.5.2$Windows_X86_64 LibreOffice_project/90f8dcf33c87b3705e78202e3df5142b201bd805</meta:generator>
    <meta:document-statistic meta:object-count="36"/>
  </office:meta>
</office:document-meta>
</file>